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text-properties fo:font-weight="bold" style:font-weight-asian="bold" style:font-weight-complex="bold"/>
    </style:style>
    <style:style style:name="P2" style:family="paragraph" style:parent-style-name="mark"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0000" style:font-name="Times New Roman" fo:font-size="32pt" fo:letter-spacing="normal" fo:language="zxx" fo:country="none" fo:font-style="norma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variant="normal" fo:text-transform="none" fo:color="#000000" style:font-name="Times New Roman" fo:font-size="14pt" fo:letter-spacing="normal" fo:language="zxx" fo:country="none" fo:font-style="normal" style:font-size-asian="14pt" style:language-asian="zxx" style:country-asian="none" style:font-size-complex="14pt" style:language-complex="zxx" style:country-complex="non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">M.04 </text:span><text:span text:style-name="T3"><text:tab/></text:span><text:span text:style-name="T3"><draw:frame draw:style-name="fr1" draw:name="Object1" text:anchor-type="as-char" svg:y="-0.6654in" svg:width="2.922in" svg:height="1.333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mark"><text:span text:style-name="T3">Якщо </text:span><text:span text:style-name="T3"><draw:frame draw:style-name="fr2" draw:name="Object2" text:anchor-type="as-char" svg:y="-0.198in" svg:width="1.1118in" svg:height="0.327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, то система однорідна. Якщо m=n то ситема квадратна.</text:span></text:p>
      <text:p text:style-name="P1"><text:span text:style-name="T4">Теорема. </text:span><text:span text:style-name="T2">Однорідна ситема має рішення &lt;=&gt; ранг r матриці &lt; n =&gt; </text:span><text:span text:style-name="T2"><draw:frame draw:style-name="fr2" draw:name="Object3" text:anchor-type="as-char" svg:y="-0.198in" svg:width="0.4508in" svg:height="0.2457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"><text:span text:style-name="T4">Теорема Кронекера-Капеллі</text:span></text:p>
      <text:p text:style-name="P2"><text:span text:style-name="T4">Для того, щоб лінійна система була сумісною (мала хочаб 1 розвязок), необхідно і достатньо, щоб ранг розширеної матриці цієї системи = рангу її основної матриці.</text:span></text:p>
      <text:p text:style-name="P2"><text:span text:style-name="T4">Будь-яка сукупність із (n-r) лінійно незалежних рішень однорідної системи формує базис у просторі R усіх рішень та називається фундаментальною системою розвязків.</text:span></text:p>
      <text:p text:style-name="P2"><text:span text:style-name="T4">Для побудови ФСР можна відштовхуватись від будь-якого базису у просторі </text:span><text:span text:style-name="T4"><draw:frame draw:style-name="fr2" draw:name="Object4" text:anchor-type="as-char" svg:y="-0.2626in" svg:width="0.4862in" svg:height="0.3102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. Відповідна сукупність розвязків буде лінійно незалежна і тому буде ФСР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0T17:08:41</dc:date>
    <dc:creator>axel </dc:creator>
    <meta:editing-duration>PT42M18S</meta:editing-duration>
    <meta:editing-cycles>11</meta:editing-cycles>
    <meta:document-statistic meta:table-count="0" meta:image-count="0" meta:object-count="4" meta:page-count="1" meta:paragraph-count="7" meta:word-count="92" meta:character-count="625" meta:non-whitespace-character-count="533"/>
  </office:meta>
</office:document-meta>
</file>

<file path=Object 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a</mi>
                    <mn>11</mn>
                  </msub>
                  <mrow>
                    <msub>
                      <mi>x</mi>
                      <mn>1</mn>
                    </msub>
                    <mo stretchy="false">+</mo>
                    <msub>
                      <mi>a</mi>
                      <mn>12</mn>
                    </msub>
                  </mrow>
                  <mrow>
                    <mrow>
                      <msub>
                        <mi>x</mi>
                        <mn>2</mn>
                      </msub>
                      <mo stretchy="false">+</mo>
                      <mn>...</mn>
                    </mrow>
                    <mo stretchy="false">+</mo>
                    <msub>
                      <mi>a</mi>
                      <mn>1n</mn>
                    </msub>
                  </mrow>
                  <mrow>
                    <msub>
                      <mi>x</mi>
                      <mi>n</mi>
                    </msub>
                    <mo stretchy="false">=</mo>
                    <msub>
                      <mi>b</mi>
                      <mn>1,</mn>
                    </msub>
                  </mrow>
                </mrow>
              </mtd>
            </mtr>
            <mtr>
              <mtd>
                <mrow>
                  <msub>
                    <mi>a</mi>
                    <mn>21</mn>
                  </msub>
                  <mrow>
                    <msub>
                      <mi>x</mi>
                      <mn>2</mn>
                    </msub>
                    <mo stretchy="false">+</mo>
                    <msub>
                      <mi>a</mi>
                      <mn>22</mn>
                    </msub>
                  </mrow>
                  <mrow>
                    <mrow>
                      <msub>
                        <mi>x</mi>
                        <mn>2</mn>
                      </msub>
                      <mo stretchy="false">+</mo>
                      <mn>...</mn>
                    </mrow>
                    <mo stretchy="false">+</mo>
                    <msub>
                      <mi>a</mi>
                      <mn>2n</mn>
                    </msub>
                  </mrow>
                  <mrow>
                    <msub>
                      <mi>x</mi>
                      <mi>n</mi>
                    </msub>
                    <mo stretchy="false">=</mo>
                    <msub>
                      <mi>b</mi>
                      <mn>2,</mn>
                    </msub>
                  </mrow>
                </mrow>
              </mtd>
            </mtr>
            <mtr>
              <mtd>
                <mrow>
                  <mo stretchy="false">⋮</mo>
                </mrow>
              </mtd>
            </mtr>
            <mtr>
              <mtd>
                <mrow>
                  <msub>
                    <mi>a</mi>
                    <mi mathvariant="italic">m1</mi>
                  </msub>
                  <mrow>
                    <msub>
                      <mi>x</mi>
                      <mn>1</mn>
                    </msub>
                    <mo stretchy="false">+</mo>
                    <msub>
                      <mi>a</mi>
                      <mi mathvariant="italic">m2</mi>
                    </msub>
                  </mrow>
                  <mrow>
                    <mrow>
                      <msub>
                        <mi>x</mi>
                        <mn>2</mn>
                      </msub>
                      <mo stretchy="false">+</mo>
                      <mn>...</mn>
                    </mrow>
                    <mo stretchy="false">+</mo>
                    <msub>
                      <mi>a</mi>
                      <mi mathvariant="italic">mn</mi>
                    </msub>
                  </mrow>
                  <mrow>
                    <msub>
                      <mi>x</mi>
                      <mi>n</mi>
                    </msub>
                    <mo stretchy="false">=</mo>
                    <msub>
                      <mi>b</mi>
                      <mi>m</mi>
                    </msub>
                  </mrow>
                </mrow>
              </mtd>
            </mtr>
          </mtable>
        </mrow>
      </mrow>
    </mrow>
    <annotation encoding="StarMath 5.0">left lbrace stack {a_11 x_1 + a_12 x_2 + ... + a_1n x_n = b_1,#a_21 x_2 + a_22 x_2 + ... + a_2n x_n = b_2,#dotsvert#a_m1 x_1 + a_m2 x_2 + ... + a_mn x_n = b_m} right none </annotation>
  </semantics>
</math>
</file>

<file path=Object 2/content.xml><?xml version="1.0" encoding="utf-8"?>
<math xmlns="http://www.w3.org/1998/Math/MathML">
  <semantics>
    <mrow>
      <msub>
        <mi>b</mi>
        <mn>1,</mn>
      </msub>
      <mn>...</mn>
      <mi>,</mi>
      <mrow>
        <msub>
          <mi>b</mi>
          <mi>m</mi>
        </msub>
        <mo stretchy="false">=</mo>
        <mn>0</mn>
      </mrow>
    </mrow>
    <annotation encoding="StarMath 5.0">b_1, ..., b_m = 0</annotation>
  </semantics>
</math>
</file>

<file path=Object 3/content.xml><?xml version="1.0" encoding="utf-8"?>
<math xmlns="http://www.w3.org/1998/Math/MathML">
  <semantics>
    <mrow>
      <mrow>
        <mo stretchy="false">Δ</mo>
        <mo stretchy="false">=</mo>
        <mn>0</mn>
      </mrow>
    </mrow>
    <annotation encoding="StarMath 5.0">%DELTA = 0</annotation>
  </semantics>
</math>
</file>

<file path=Object 4/content.xml><?xml version="1.0" encoding="utf-8"?>
<math xmlns="http://www.w3.org/1998/Math/MathML">
  <semantics>
    <mrow>
      <msup>
        <mi>A</mi>
        <mrow>
          <mrow>
            <mi>n</mi>
            <mo stretchy="false">−</mo>
            <mi>r</mi>
          </mrow>
        </mrow>
      </msup>
    </mrow>
    <annotation encoding="StarMath 5.0">A^{n-r}</annotation>
  </semantics>
</math>
</file>